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k interessanti per il progetto.</text:p>
      <text:p text:style-name="Standard"/>
      <text:p text:style-name="Standard"/>
      <text:p text:style-name="Standard"/>
      <text:p text:style-name="Standard">https://www.bidouille.org/hack/mousecam<text:line-break/><text:line-break/>http://spritesmods.com/?art=mouseeye<text:line-break/><text:line-break/>https://www.instructables.com/id/Mouse-Cam/<text:line-break/><text:line-break/>https://www.tomshw.it/forum/threads/quali-sono-i-sensori-presenti-nei-mouse.589270/<text:line-break/><text:line-break/>https://www.thymio.org/it:thymio<text:line-break/><text:line-break/>https://makeblockshop.eu/pages/documentation<text:line-break/><text:line-break/>http://www.mblock.cc/extension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11S</meta:editing-duration>
    <meta:editing-cycles>3</meta:editing-cycles>
    <meta:generator>OpenOffice/4.1.3$Win32 OpenOffice.org_project/413m1$Build-9783</meta:generator>
    <dc:date>2017-12-16T15:23:15.76</dc:date>
    <meta:document-statistic meta:table-count="0" meta:image-count="0" meta:object-count="0" meta:page-count="1" meta:paragraph-count="2" meta:word-count="12" meta:character-count="355"/>
    <dc:creator>Enrico Malacrida</dc:creator>
    <meta:user-defined meta:name="Info 1"/>
    <meta:user-defined meta:name="Info 2"/>
    <meta:user-defined meta:name="Info 3"/>
    <meta:user-defined meta:name="Info 4"/>
  </office:meta>
</office:document-meta>
</file>